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Standard" style:master-page-name="MP0" style:family="paragraph">
      <style:paragraph-properties fo:break-before="page" fo:text-align="center"/>
      <style:text-properties style:font-name="sans-serif" fo:font-size="17pt" style:font-size-asian="17pt"/>
    </style:style>
    <style:style style:name="P2" style:parent-style-name="Standard" style:family="paragraph">
      <style:paragraph-properties fo:text-align="center"/>
      <style:text-properties style:font-name="sans-serif" fo:font-size="17pt" style:font-size-asian="17pt"/>
    </style:style>
    <style:style style:name="P3" style:parent-style-name="Standard" style:family="paragraph">
      <style:paragraph-properties fo:text-align="justify"/>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style>
    <style:style style:name="P6" style:parent-style-name="Standard" style:family="paragraph">
      <style:paragraph-properties fo:text-align="justify"/>
      <style:text-properties style:font-name="Times New Roman"/>
    </style:style>
    <style:style style:name="P7" style:parent-style-name="Standard" style:family="paragraph">
      <style:paragraph-properties fo:text-align="justify"/>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P10" style:parent-style-name="Standard" style:family="paragraph">
      <style:paragraph-properties fo:text-align="justify"/>
      <style:text-properties style:font-name="Times New Roman"/>
    </style:style>
    <style:style style:name="P11" style:parent-style-name="Standard" style:list-style-name="LFO1" style:family="paragraph">
      <style:paragraph-properties fo:text-align="justify"/>
    </style:style>
    <style:style style:name="T12" style:parent-style-name="DefaultParagraphFont" style:family="text">
      <style:text-properties style:font-name="Times New Roman" fo:language="de" fo:country="DE"/>
    </style:style>
    <style:style style:name="P13" style:parent-style-name="Standard" style:family="paragraph">
      <style:paragraph-properties fo:text-align="justify" fo:margin-left="0.5in">
        <style:tab-stops/>
      </style:paragraph-properties>
      <style:text-properties style:font-name="Times New Roman"/>
    </style:style>
    <style:style style:name="P14" style:parent-style-name="Standard" style:family="paragraph">
      <style:paragraph-properties fo:text-align="justify" fo:margin-left="0.5in">
        <style:tab-stops/>
      </style:paragraph-properties>
      <style:text-properties style:font-name="Times New Roman"/>
    </style:style>
    <style:style style:name="P15" style:parent-style-name="Standard" style:family="paragraph">
      <style:paragraph-properties fo:text-align="justify" fo:margin-left="0.5in">
        <style:tab-stops/>
      </style:paragraph-properties>
      <style:text-properties style:font-name="Times New Roman"/>
    </style:style>
    <style:style style:name="P16" style:parent-style-name="Standard" style:family="paragraph">
      <style:paragraph-properties fo:text-align="justify" fo:margin-left="0.5in">
        <style:tab-stops/>
      </style:paragraph-properties>
      <style:text-properties style:font-name="Times New Roman"/>
    </style:style>
    <style:style style:name="P17" style:parent-style-name="Standard" style:family="paragraph">
      <style:paragraph-properties fo:text-align="justify" fo:margin-left="0.5in" fo:text-indent="0.4847in">
        <style:tab-stops/>
      </style:paragraph-properties>
      <style:text-properties style:font-name="Times New Roman"/>
    </style:style>
    <style:style style:name="P18" style:parent-style-name="Standard" style:family="paragraph">
      <style:paragraph-properties fo:text-align="justify" fo:margin-left="0.5in" fo:text-indent="0.4847in">
        <style:tab-stops/>
      </style:paragraph-properties>
      <style:text-properties style:font-name="Times New Roman"/>
    </style:style>
    <style:style style:name="P19" style:parent-style-name="Standard" style:family="paragraph">
      <style:paragraph-properties fo:text-align="justify" fo:margin-left="0.5in">
        <style:tab-stops/>
      </style:paragraph-properties>
    </style:style>
    <style:style style:name="T20" style:parent-style-name="DefaultParagraphFont" style:family="text">
      <style:text-properties style:font-name="Times New Roman"/>
    </style:style>
    <style:style style:name="P21" style:parent-style-name="Standard" style:family="paragraph">
      <style:paragraph-properties fo:text-align="center" fo:margin-left="0.5in">
        <style:tab-stops/>
      </style:paragraph-properties>
    </style:style>
    <style:style style:name="P22" style:parent-style-name="Standard" style:family="paragraph">
      <style:paragraph-properties fo:text-align="justify" fo:margin-left="0.5in">
        <style:tab-stops/>
      </style:paragraph-properties>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P27" style:parent-style-name="Standard" style:list-style-name="LFO1" style:family="paragraph">
      <style:paragraph-properties fo:text-align="justify"/>
      <style:text-properties style:font-name="Times New Roman" fo:language="de" fo:country="DE"/>
    </style:style>
    <style:style style:name="P28" style:parent-style-name="Standard" style:family="paragraph">
      <style:paragraph-properties fo:text-align="justify" fo:margin-left="0.5in">
        <style:tab-stops/>
      </style:paragraph-properties>
      <style:text-properties style:font-name="Times New Roman" fo:language="de" fo:country="DE"/>
    </style:style>
    <style:style style:name="P29" style:parent-style-name="Standard" style:family="paragraph">
      <style:paragraph-properties fo:text-align="justify" fo:margin-left="0.5in">
        <style:tab-stops/>
      </style:paragraph-properties>
      <style:text-properties style:font-name="Times New Roman" fo:language="de" fo:country="DE"/>
    </style:style>
    <style:style style:name="P30" style:parent-style-name="Standard" style:list-style-name="LFO2" style:family="paragraph">
      <style:paragraph-properties fo:text-align="justify"/>
    </style:style>
    <style:style style:name="T31" style:parent-style-name="DefaultParagraphFont" style:family="text">
      <style:text-properties style:font-name="Times New Roman" fo:language="de" fo:country="DE"/>
    </style:style>
    <style:style style:name="T32" style:parent-style-name="DefaultParagraphFont" style:family="text">
      <style:text-properties style:font-name="Times New Roman" fo:language="de" fo:country="DE"/>
    </style:style>
    <style:style style:name="T33" style:parent-style-name="DefaultParagraphFont" style:family="text">
      <style:text-properties style:font-name="Times New Roman" fo:language="de" fo:country="DE"/>
    </style:style>
    <style:style style:name="T34" style:parent-style-name="DefaultParagraphFont" style:family="text">
      <style:text-properties style:font-name="Times New Roman" fo:language="de" fo:country="DE"/>
    </style:style>
    <style:style style:name="T35" style:parent-style-name="DefaultParagraphFont" style:family="text">
      <style:text-properties style:font-name="Times New Roman" fo:language="de" fo:country="DE"/>
    </style:style>
    <style:style style:name="T36" style:parent-style-name="DefaultParagraphFont" style:family="text">
      <style:text-properties style:font-name="Times New Roman" fo:language="de" fo:country="DE"/>
    </style:style>
    <style:style style:name="T37" style:parent-style-name="DefaultParagraphFont" style:family="text">
      <style:text-properties style:font-name="Times New Roman" fo:language="de" fo:country="DE"/>
    </style:style>
    <style:style style:name="P38" style:parent-style-name="Standard" style:family="paragraph">
      <style:paragraph-properties fo:text-align="justify"/>
      <style:text-properties fo:language="de" fo:country="DE"/>
    </style:style>
    <style:style style:name="P39" style:parent-style-name="Standard" style:list-style-name="LFO2" style:family="paragraph">
      <style:paragraph-properties fo:text-align="justify"/>
      <style:text-properties style:font-name="Times New Roman" fo:language="de" fo:country="DE"/>
    </style:style>
    <style:style style:name="P40" style:parent-style-name="Standard" style:family="paragraph">
      <style:paragraph-properties fo:text-align="justify" fo:margin-left="0.4923in">
        <style:tab-stops/>
      </style:paragraph-properties>
      <style:text-properties style:font-name="Times New Roman" fo:language="de" fo:country="DE"/>
    </style:style>
    <style:style style:name="P41" style:parent-style-name="Standard" style:list-style-name="LFO3" style:family="paragraph">
      <style:paragraph-properties fo:text-align="justify"/>
      <style:text-properties style:font-name="Times New Roman" fo:language="en" fo:country="US"/>
    </style:style>
    <style:style style:name="P42" style:parent-style-name="Standard" style:list-style-name="LFO3" style:family="paragraph">
      <style:paragraph-properties fo:text-align="justify"/>
    </style:style>
    <style:style style:name="T43" style:parent-style-name="DefaultParagraphFont" style:family="text">
      <style:text-properties style:font-name="Times New Roman" fo:language="en" fo:country="US"/>
    </style:style>
    <style:style style:name="T44" style:parent-style-name="DefaultParagraphFont" style:family="text">
      <style:text-properties style:font-name="Times New Roman" fo:language="de" fo:country="DE"/>
    </style:style>
    <style:style style:name="P45" style:parent-style-name="Standard" style:family="paragraph">
      <style:paragraph-properties fo:text-align="justify"/>
      <style:text-properties style:font-name="Times New Roman" fo:language="de" fo:country="DE"/>
    </style:style>
    <style:style style:name="P46" style:parent-style-name="Standard" style:family="paragraph">
      <style:paragraph-properties fo:text-align="justify" fo:margin-left="0.75in">
        <style:tab-stops/>
      </style:paragraph-properties>
      <style:text-properties style:font-name="Times New Roman" fo:language="de" fo:country="DE"/>
    </style:style>
    <style:style style:name="P47" style:parent-style-name="Standard" style:family="paragraph">
      <style:paragraph-properties fo:text-align="justify" fo:margin-left="0.75in">
        <style:tab-stops/>
      </style:paragraph-properties>
      <style:text-properties style:font-name="Times New Roman" fo:language="de" fo:country="DE"/>
    </style:style>
    <style:style style:name="P48" style:parent-style-name="Standard" style:list-style-name="LFO1" style:family="paragraph">
      <style:paragraph-properties fo:text-align="justify"/>
      <style:text-properties style:font-name="Times New Roman" fo:language="de" fo:country="DE"/>
    </style:style>
    <style:style style:name="P49" style:parent-style-name="Standard" style:family="paragraph">
      <style:paragraph-properties fo:text-align="justify"/>
      <style:text-properties style:font-name="Times New Roman" fo:language="de" fo:country="DE"/>
    </style:style>
    <style:style style:name="P50" style:parent-style-name="Standard" style:family="paragraph">
      <style:paragraph-properties fo:text-align="justify" fo:text-indent="0.4923in"/>
    </style:style>
    <style:style style:name="T51" style:parent-style-name="DefaultParagraphFont" style:family="text">
      <style:text-properties style:font-name="Times New Roman" fo:language="de" fo:country="DE"/>
    </style:style>
    <style:style style:name="T52" style:parent-style-name="DefaultParagraphFont" style:family="text">
      <style:text-properties style:font-name="Times New Roman" fo:language="de" fo:country="DE"/>
    </style:style>
    <style:style style:name="T53" style:parent-style-name="DefaultParagraphFont" style:family="text">
      <style:text-properties style:font-name="Times New Roman" fo:language="de" fo:country="DE"/>
    </style:style>
    <style:style style:name="T54" style:parent-style-name="DefaultParagraphFont" style:family="text">
      <style:text-properties style:font-name="Times New Roman" fo:language="de" fo:country="DE"/>
    </style:style>
    <style:style style:name="T55" style:parent-style-name="DefaultParagraphFont" style:family="text">
      <style:text-properties style:font-name="Times New Roman" fo:language="de" fo:country="DE"/>
    </style:style>
    <style:style style:name="T56" style:parent-style-name="DefaultParagraphFont" style:family="text">
      <style:text-properties style:font-name="Times New Roman" fo:language="de" fo:country="DE"/>
    </style:style>
    <style:style style:name="P57" style:parent-style-name="Standard" style:family="paragraph">
      <style:paragraph-properties fo:text-align="justify"/>
      <style:text-properties style:font-name="Times New Roman" fo:language="de" fo:country="DE"/>
    </style:style>
    <style:style style:name="P58" style:parent-style-name="Standard" style:family="paragraph">
      <style:paragraph-properties fo:text-align="justify"/>
      <style:text-properties style:font-name="Times New Roman" fo:language="de" fo:country="DE"/>
    </style:style>
    <style:style style:name="P59" style:parent-style-name="Standard" style:family="paragraph">
      <style:paragraph-properties fo:text-align="justify" fo:text-indent="0.4923in"/>
      <style:text-properties style:font-name="Times New Roman" fo:language="de" fo:country="DE"/>
    </style:style>
    <style:style style:name="P60" style:parent-style-name="Standard" style:family="paragraph">
      <style:paragraph-properties fo:text-align="justify" fo:text-indent="0.4923in"/>
      <style:text-properties style:font-name="Times New Roman" fo:language="de" fo:country="DE"/>
    </style:style>
    <style:style style:name="P61" style:parent-style-name="Standard" style:family="paragraph">
      <style:paragraph-properties fo:text-align="justify" fo:text-indent="0.4923in"/>
      <style:text-properties style:font-name="Times New Roman" fo:language="de" fo:country="DE"/>
    </style:style>
    <style:style style:name="P62" style:parent-style-name="Standard" style:family="paragraph">
      <style:paragraph-properties fo:text-align="justify"/>
      <style:text-properties style:font-name="Times New Roman" fo:language="de" fo:country="DE"/>
    </style:style>
    <style:style style:name="P63" style:parent-style-name="Standard" style:family="paragraph">
      <style:paragraph-properties fo:text-align="justify"/>
      <style:text-properties style:font-name="Times New Roman" fo:language="de" fo:country="DE"/>
    </style:style>
    <style:style style:name="P64" style:parent-style-name="Standard" style:family="paragraph">
      <style:paragraph-properties fo:text-align="justify"/>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P71" style:parent-style-name="Standard" style:family="paragraph">
      <style:paragraph-properties fo:text-align="justify"/>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76" style:parent-style-name="DefaultParagraphFont" style:family="text">
      <style:text-properties style:font-name="Times New Roman"/>
    </style:style>
    <style:style style:name="P77" style:parent-style-name="Standard" style:family="paragraph">
      <style:paragraph-properties fo:text-align="justify"/>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P85" style:parent-style-name="Standard" style:family="paragraph">
      <style:paragraph-properties fo:text-align="justify"/>
      <style:text-properties style:font-name="Times New Roman"/>
    </style:style>
    <style:style style:name="P86" style:parent-style-name="Standard" style:family="paragraph">
      <style:paragraph-properties fo:text-align="justify"/>
      <style:text-properties style:font-name="Times New Roman"/>
    </style:style>
    <style:style style:name="P87" style:parent-style-name="Standard" style:family="paragraph">
      <style:paragraph-properties fo:text-align="justify"/>
      <style:text-properties style:font-name="Times New Roman"/>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style:font-name="Times New Roman"/>
    </style:style>
    <style:style style:name="P91" style:parent-style-name="Standard" style:family="paragraph">
      <style:paragraph-properties fo:text-align="justify"/>
      <style:text-properties style:font-name="Times New Roman"/>
    </style:style>
    <style:style style:name="P92" style:parent-style-name="Standard" style:family="paragraph">
      <style:paragraph-properties fo:text-align="justify"/>
      <style:text-properties style:font-name="Times New Roman"/>
    </style:style>
    <style:style style:name="P93" style:parent-style-name="Standard" style:family="paragraph">
      <style:paragraph-properties fo:text-align="justify"/>
      <style:text-properties style:font-name="Times New Roman"/>
    </style:style>
    <style:style style:name="P94" style:parent-style-name="Standard" style:family="paragraph">
      <style:paragraph-properties fo:text-align="justify"/>
      <style:text-properties fo:language="de" fo:country="DE"/>
    </style:style>
    <style:style style:family="graphic" style:name="a0">
      <style:graphic-properties style:vertical-pos="middle"/>
    </style:style>
  </office:automatic-styles>
  <office:body>
    <office:text text:use-soft-page-breaks="true">
      <text:p text:style-name="P1">UNCERTAINTY, PRECISION AND ACCURACY 1</text:p>
      <text:p text:style-name="P2"/>
      <text:p text:style-name="P3"><text:span text:style-name="T4"><text:tab/>Merhaba arkadaslar. Bu 2 veya 3 hafta boyunca uzerinde duracagimiz 3 tane terim olacak. <text:s/>Muhtemelen dersler daha cok sozel agirlikli ve bazen formul agirlikli olacak ama sunu bilmenizi<text:s/></text:span><text:span text:style-name="T5">isterim; eger gercekten bilimsel bir deneyin nasil yapildigini ogrenmek istiyorsaniz, bu kavramlara hakim olup, bu kavramlari belirleyebilmeli ve daha da onemlisi raporlamayi bilmek zorundayiz.<text:s/></text:span></text:p>
      <text:p text:style-name="P6"/>
      <text:p text:style-name="P7"><text:span text:style-name="T8"><text:tab/>Bu soruya cevap vermeden once gelin biraz terimleri tartisa</text:span><text:span text:style-name="T9">lim. Bu terimler arasindaki benzerliklerden oturu karistirilmasi kolay oldugundan genellikle birbirleri yerine kullanilir. Buradaki amacimiz bu terimler arasindaki farkli cizip ornekler vererek bunlari kafamizda sekillendirmek olacak.</text:span></text:p>
      <text:p text:style-name="P10"/>
      <text:list text:style-name="LFO1" text:continue-numbering="true">
        <text:list-item>
          <text:p text:style-name="P11"><text:span text:style-name="T12">Dogruluk(Accuracy) :</text:span></text:p>
        </text:list-item>
      </text:list>
      <text:p text:style-name="P13">Dogruluk kisaca olculen degerin dogru olan degere yakinligidir seklinde tanimlayabiliriz. Peki bir ornek ile aciklayalim bu tanimi. Elimizde bir direnc olsun diyelim. Bu direncin 100 ohms oldugu bilgisi ureten firma tarafindan veriliyor. Elimizdeki dijital multimetre ile direnci olcelim. Sonuc 100.8 ohms olsun. O zaman olcumun dogrulugu:</text:p>
      <text:p text:style-name="P14"/>
      <text:p text:style-name="P15"><text:s text:c="12"/>Dogruluk = 100.8 ohms – 100 ohms = + 0.8 ohms <text:s text:c="3"/>olacaktir.<text:s/></text:p>
      <text:p text:style-name="P16"/>
      <text:p text:style-name="P17">Bu hesaplamanin istatistikte bir tanimi var; mutlak sapma(Absolute Deviation). Aslinda biz mutlak sapmayi kullanarak olcumun dogrulugunu hesapliyoruz. Dogrulugun olcumunu hesaplamak icin diger bir arac ise goreli sapma (Relative Deviation). Goreli sapmayi su sekilde hesaplayabiliriz:</text:p>
      <text:p text:style-name="P18"/>
      <text:p text:style-name="P19"><text:span text:style-name="T20"><text:s text:c="9"/></text:span></text:p>
      <text:p text:style-name="P21"><draw:frame draw:style-name="a0" text:anchor-type="as-char" svg:x="0in" svg:y="0in" svg:width="3.3125in" svg:height="0.375in" style:rel-width="scale" style:rel-height="scale"><draw:object xlink:href="Object 1/" xlink:type="simple" xlink:show="embed" xlink:actuate="onLoad"/></draw:frame></text:p>
      <text:p text:style-name="P22"><text:span text:style-name="T23"><text:line-break/></text:span><text:span text:style-name="T24"><text:tab/>Hatirlanmasi gereken nokta ise olcumun<text:s/></text:span><text:span text:style-name="T25">dogrulugunu elimizde bir referans degeri var ise yapilabilecegidir.</text:span><text:span text:style-name="T26"><text:tab/></text:span></text:p>
      <text:list text:style-name="LFO1" text:continue-numbering="true">
        <text:list-item>
          <text:p text:style-name="P27">Hata(Error) :</text:p>
        </text:list-item>
      </text:list>
      <text:p text:style-name="P28">Dogru deger ile olculen deger arasindaki fark olarak tanimlanabilir. Bu hataya kisinin olcum olarak yaptigi hatalar dahil degildir. Normal kosullarda insan unsuru olmaksizin<text:s/>yapilan olcumun dogru degerden ne kadar farkli oldugunu olcer. Basitce hata fazla ise dogruluk azdir. Burada hatanin farkli tanimlarini yapacagim ve bir baska yazimda ise degisik hata kaynaklarindan bahsedecegim.<text:s/></text:p>
      <text:p text:style-name="P29"/>
      <text:list text:style-name="LFO2" text:continue-numbering="true">
        <text:list-item>
          <text:p text:style-name="P30"><text:span text:style-name="T31">Sistematik Hata : Yapilan olcumlerdeki o</text:span><text:span text:style-name="T32">rtalama degerinin sabit veya tahmin edilebilir bir sekilde degismesi ile ortaya cikan hatadir. Eger referans deger biliniyorsa, sistematik hatalar olcum sonuclarindan cikartilabilir ve duzeltilebilir. Genelde olcum aletlerinin mukemmel olmayan kalibrasyonu</text:span><text:span text:style-name="T33">ndan dolayi bu hata ile karsilariz. Ornek vermek gerekirse; Elimizdeki olcum aletlerinden gelen offset hatasi ornek olarak verilebilir. Bu offset’i nasil cikartabiliriz peki. Gelin bir ornek ile inceleyelim. Elimde olan bir veri setini kullanmak istiyorum.</text:span><text:span text:style-name="T34"><text:s/>Bu veri seti laboratuvar LHC(Large Hadron Collider) DCCT(Direct Current Current Transformer) 24 bit ADC(Analog Digital Converter) den okunan data set olacak. Bu data setinde transformatorde 0 akim varken alinmistir, bu yuzden olculen verilerinde, en azind</text:span><text:span text:style-name="T35">an teorik olarak, 0 olmasi gerekmektedir. Fakat veri setine baktigimizda 0’dan uzakta oldugunu gorecegiz. Tabiki de rastgele hatalar da olacaktir fakat onlari bir sonraki asamada inceleyecegiz. Hadi gelin veri setimizden offset degerini cikarip, sistematik</text:span><text:span text:style-name="T36"><text:s/>hatayi temizleyelim.( Veri setimizi (CSV dosyasi) ve kodumuz, Jupyter<text:s/></text:span><text:soft-page-break/><text:span text:style-name="T37">Notebook dosyasini(.ipynb), <text:s/>sayfadan bulup indirmenizi ve simdi yazacagimiz kod ile calistirip, degisiklikler yapip ne gibi sonuclar elde edebileceginizi gormenizi isterim. )</text:span></text:p>
        </text:list-item>
      </text:list>
      <text:p text:style-name="P38"/>
      <text:list text:style-name="LFO2" text:continue-numbering="true">
        <text:list-item>
          <text:p text:style-name="P39">Rastgele<text:s/>Hata : Yapilan olcumlerin sonucu dogru olan degerden rastgele olarak farkli olmasi ve bu farklilarin tahmin edilemez olmasindan kaynaklanan hata turudur. Aslinda bunun bir cok ornegi vardir. 1. Kisimda dogrulugu anlatirken aslinda rastgele bir hatanin olcumun dogruluguna olan etkisini gormustuk. Rastgele hatanin dogasi itibariyle bir cok sebebi olabilir. Gelin bunlardan bir kacina bakalim:</text:p>
        </text:list-item>
      </text:list>
      <text:p text:style-name="P40"/>
      <text:list text:style-name="LFO3" text:continue-numbering="true">
        <text:list-item>
          <text:list>
            <text:list-item>
              <text:list>
                <text:list-item>
                  <text:list>
                    <text:list-item>
                      <text:p text:style-name="P41">Elimizde bulunan olcum aletlerinin hassasiyeti. Eger hassasiyeti dusuk ekipmanlarla olcum yapiyorsak bunun sonucu olcumlerimize rastgele hata (noise(gurultu)) olarak yansiyacaktir.</text:p>
                    </text:list-item>
                    <text:list-item>
                      <text:p text:style-name="P42"><text:span text:style-name="T43">Olcum aletlerindeki gurultunun sebebi cogu zaman sicakliga bagli olsa da, bazi gurultu kaynaklarinin kimligi belirlenemez.<text:s/></text:span><text:span text:style-name="T44">Bunlar ise gurultu olarak veri setimize yansir.</text:span></text:p>
                    </text:list-item>
                  </text:list>
                </text:list-item>
              </text:list>
            </text:list-item>
          </text:list>
        </text:list-item>
      </text:list>
      <text:p text:style-name="P45"/>
      <text:p text:style-name="P46">Rastgele<text:s/>hatalari doganin bir getirisi olarak gorebiliriz. Rastgele hata barindirmayan hic bir deney yapilamaz, cunku olcmenin dogasi geregi rastgele hatalarimiz olacaktir ve hassasiyet faktorunden oturu olcum aletinden olcum aletine gore degisecektir. Rastgele hatalari yok etme olasiligimiz olmamasina ragmen dogru degeri bulmak icin deneydeki olcum sayisini arttirip en iyi yaklasima sahip dogru degeri(expected value) bulmamiz mumkundur.Rastgele hatalarin kaynagi daha detayli sekilde bir sonraki bolumlerde <text:s/>tartisacagiz. Simdi size offset hatasini kaldirdigimiz veri setinde olmasi gereken deger ve elimizdeki degerlerde bariz bir sekilde gorulebilen rastgele hatalari gosterecegim.</text:p>
      <text:p text:style-name="P47"/>
      <text:list text:style-name="LFO1" text:continue-numbering="true">
        <text:list-item>
          <text:p text:style-name="P48"><text:s/>Kesinlik(Precision) : Kesinlik dedigim kavram aslinda birbirinden bagimsiz ama ayni kosullarda yapilan deneylerde olculen degerlerin kabul edilebirliginin bir olcusudur. Yani elimizde bir referans, dogru deger, olmadan bir degeri ne kadar olculebilecegimizi bize soyler. Olculen deger herhangi bir referansa bagli olmadigindan dolayi, olctugumuz degerin sonuclarina etki eden tek hatanin rastgele hataya bagli oldugunu soyleyebiliriz. <text:s/>Gelin rastgele hatalari buldugumuz veri setinden kesinlik bilgisini de cikaralim.</text:p>
        </text:list-item>
      </text:list>
      <text:p text:style-name="P49"/>
      <text:p text:style-name="P50"><text:span text:style-name="T51">Belirsizlik dedigimiz kelime aslinda deneylerde genelde hata(error) olarak verilir bize. Eminim herkes laboratuvar<text:s/></text:span><text:span text:style-name="T52">derslerinde bulunan sonuclarin yaninda ± isaretini ve bu isaretin solundaki sayinin yapilan olcumler sonucunda asagi yukari bu sayiyi verecegini biliyordur. Mesela bir cetvelle bir masanin uzunlugunu olcuyorsak, fark edecegimiz ilk sey sonuclarimizin metre</text:span><text:span text:style-name="T53">nin kucuk mertebelerinde farkli olmasidir. Belirsizlik bir deneyin kacinilmaz degiskenidir ve ne kadar kucultmeye calisirsak calisalim her zaman belirsizlige sahip olacagiz. Biraz daha acmak gerekirse elimizde bir cetvel olsun. Bu cetveli kullanarak bir ci</text:span><text:span text:style-name="T54">smin uzunlugunu olcmeye calisalim. Cetvelle yaptigimiz olcumun derecesi en fazla santimetrenin onda biri kadar bilgi verebilir. Peki ama milimetrenin onda biri seviyesinde hassasiyet gerektiren bir olcum istiyorsak bu cetvelin sonuclarinin %10 hatali olabi</text:span><text:span text:style-name="T55">lecegi sonucuna varabiliriz ve bunu C60 molekulune kadar ilerletebiliriz(Kuantum seviyesi ile gunumuz dunyasini ayiran molekul(Suan bilindigi kadariyla)). Gordugunuz uzere herhangi bir dis etki olmaksizin dahi yaptigimiz olcumlerden sonucun her zaman bir a</text:span><text:span text:style-name="T56">ralik icinde oldugunu ve nokta olcumu yapamayacagimizi goruyoruz. <text:s/>Peki nedir bu belirsizlik?</text:span></text:p>
      <text:p text:style-name="P57"/>
      <text:p text:style-name="P58"/>
      <text:p text:style-name="P59">Olcumun belirsizligini soyle tanimlayabiliriz: Olculen deger ile iliskili, onu bozan ve hatta olcmenin dogasinda bulunan bir etken. Belirsizligi tanimlamak bir<text:s/>kac yontemimiz var. Bunlar :</text:p>
      <text:p text:style-name="P60"/>
      <text:p text:style-name="P61"/>
      <text:p text:style-name="P62"/>
      <text:soft-page-break/>
      <text:p text:style-name="P63">1. Standart Belirsizlik: Yapilan olcumlarin sonucunda standart sapma ile hesaplanmasi.</text:p>
      <text:p text:style-name="P64"><text:span text:style-name="T65">Ornegin: Elimizde bir cok iyi kalibre edilmis bir ohmmeter var diyelim. Bununla elimizdeki direncin kac ohm oldugunu ogrenmek istiyoruz. Ya</text:span><text:span text:style-name="T66">ptigimiz olcumleri alip, frekans dagilimina(histogram) gore cizdirirsek eger elimizde Gauss dagilimi olacaktir. Bu sekilde standart sapmayi hesaplayip, belirsizligi tanimlayabiliriz.</text:span></text:p>
      <text:p text:style-name="P67"/>
      <text:p text:style-name="P68"><text:span text:style-name="T69">2. A Tipi Olcum ile Belirsizlik : Seri halinde yapilan deneyler sonucund</text:span><text:span text:style-name="T70">a, elimizdeki olcum sonuclarinin istatistiksel analizi ile ortaya cikan belirsizlik.</text:span></text:p>
      <text:p text:style-name="P71"><text:span text:style-name="T72">Ornegin: 1. yontemi 10 gun boyunca surekli yaptigimiz ve her yaptigimiz deneyin ortalamasini aldigimizi varsayalim. Bu ortalamalari tekrar bir frekans dagilimina gore cizd</text:span><text:span text:style-name="T73">irirsek elimizde tekrar bir Gaussian dagilim olacaktir. Bu sekilde standart sapmasini hesaplayarak A tipi olcum ile belirsizligi tanimlayabiliriz.</text:span></text:p>
      <text:p text:style-name="P74"/>
      <text:p text:style-name="P75"><text:span text:style-name="T76">2. B Tipi Olcum ile Belirsizlik : Bir referans degerine gore belirsizligin bulunmasi.</text:span></text:p>
      <text:p text:style-name="P77"><text:span text:style-name="T78">Ornegin:<text:s/></text:span><text:span text:style-name="T79">Elimizde bir direnc var. Biz bu direncin tipki birinci deneyde yaptigimiz gibi direnc degerini olcmek istiyoruz. Alinan direncin uretisi direncin degerini 100 ohm olarak belirlendiyse eger <text:s/>biz bu degeri referans olarak alip, olcum sonuclarinin bu referans</text:span><text:span text:style-name="T80"><text:s/>degerine gore nasil degistigini gozlemlemek amaci ile seri seklinde olcumler yapip belirsizligi tanimlayabiliriz.</text:span></text:p>
      <text:p text:style-name="P81"/>
      <text:p text:style-name="P82"><text:span text:style-name="T83">3. Birlestirilmis Standart Belirsizlik : Deneyde kullanilan butun olcum aletlerinin belirsizliginin birlestirilmesi sonucunda turetilen beli</text:span><text:span text:style-name="T84">rsizliktir diyebiliriz. Aslinda bu olay cogu deney icin dogrudur. Cunku cogu deney birden fazla ekipman kullanilarak yapilir.</text:span></text:p>
      <text:p text:style-name="P85">Ornegin: Elimizde bir arabanin hizini olcmeye yarayacak bir deney setimiz bulunsun. Bu deney setinde bir saat ve bir metre olmak zorunda ki biz bu hizi <text:s/>x = v * t formuluyle elde edebilelim.(Tabi ki baska yontemler var bunun icin lakin bu ornek verilen tanimi aciklamak amaciyla secilmistir.) Eger hizdaki belirsizligi hesaplamak istiyorsak, elimizdeki saatin ve metrenin belirsizligini<text:s/>birlestirip hesaplayabiliriz.(Ileride orneklerde daha derinlemesine inceleyip, yontemi gosterecegim)</text:p>
      <text:p text:style-name="P86"/>
      <text:p text:style-name="P87">4. Genisletilmis Belirsizlik(Expanded Uncertainty) : Elimizdeki sonuclarinin guven seviyesini arttirmak adina, elimizdeki standart belirsizligi kapsama faktoru(Coverage Factor) dedigimiz bir sabit ile carparak genisletme durumudur. Genisletilmis belirsizlik A tipi olcum ile bulunan belirsizlik icin daha uygundur.</text:p>
      <text:p text:style-name="P88"/>
      <text:p text:style-name="P89"/>
      <text:p text:style-name="P90"><text:tab/>Belirsizlikleri hesaplamadan once gelin biraz daha deney ve olcum uzerine konusalim. Deneyler bir amaca hizmet eder. Bu amac genelde var olan olanaklarla olcmek istenilen bir niceliktir. Neyi olcecegimizi bilmemiz kadar onemli olan bir sey varsa o da olcumun yontemidir. Herhangi bir deneye baslamadan once yontem belirlenmeli ve bu yonteme gore hareket edilmelidir. Yaptigimiz olcumlerin sonucunda elde ettigimiz degerlerin aslinda bir yaklasimdan ibaret olup, belirsizliklerin gosterilmedigi surece alinan sonuclarin bir anlam ifade etmedigini anlamamiz gerekiyor. Deney yapildigi zamanda deney setinin bulundugu kosullar deneyin raporunda belirtilmeli. Bu kosullarin farkli olmasi dahilinde hesaplanan belirsizligin yanlis oldugu bilinmelidir. Tabi ki de en onemlisi birimlerdir. Birimsiz yayinlanan sonuclarin hic bir anlami olmadigi bilinmeli ve birim dikkate alinmalidir. Bunun yani sira birlestirilmis standart belirsizlikte bazen goreli belirsizlik faktorunun kullanildigini da goruruz. Goreli belirsizlik basitce standart belirsizligi ortalama degree bolerek elde edilebilir. Ikisi de ayni birime sahip oldugundan oturu sonuc birimsiz olacaktir. Bu yuzden bazi belirsizlikler birimsiz olarak birlestirilir ve kullanisli oldugu durumlar vardir. Simdi biraz belirsizligin kaynaklarina ornek vermek istiyorum :</text:p>
      <text:p text:style-name="P91"/>
      <text:p text:style-name="P92">1.<text:s/></text:p>
      <text:p text:style-name="P93"/>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rda ünal</dc:creator>
    <meta:creation-date>2020-08-25T10:59:00Z</meta:creation-date>
    <dc:date>2020-08-30T13:07:00Z</dc:date>
    <meta:template xlink:href="Normal" xlink:type="simple"/>
    <meta:editing-cycles>10</meta:editing-cycles>
    <meta:editing-duration>PT0S</meta:editing-duration>
    <meta:document-statistic meta:page-count="3" meta:paragraph-count="20" meta:word-count="1565" meta:character-count="10469" meta:row-count="74" meta:non-whitespace-character-count="8924"/>
  </office:meta>
</office:document-meta>
</file>

<file path=Object 1/content.xml><?xml version="1.0" encoding="utf-8"?>
<mml:math xmlns:mml="http://www.w3.org/1998/Math/MathML" xmlns:m="http://schemas.openxmlformats.org/officeDocument/2006/math">
  <mml:mfrac>
    <mml:mrow>
      <mml:mn>100.8</mml:mn>
      <mml:mi> </mml:mi>
      <mml:mi>o</mml:mi>
      <mml:mi>h</mml:mi>
      <mml:mi>m</mml:mi>
      <mml:mi>s</mml:mi>
      <mml:mo>-</mml:mo>
      <mml:mn>100</mml:mn>
      <mml:mi> </mml:mi>
      <mml:mi>o</mml:mi>
      <mml:mi>h</mml:mi>
      <mml:mi>m</mml:mi>
      <mml:mi>s</mml:mi>
    </mml:mrow>
    <mml:mrow>
      <mml:mn>100</mml:mn>
      <mml:mi> </mml:mi>
      <mml:mi>o</mml:mi>
      <mml:mi>h</mml:mi>
      <mml:mi>m</mml:mi>
      <mml:mi>s</mml:mi>
    </mml:mrow>
  </mml:mfrac>
  <mml:mo>=</mml:mo>
  <mml:mfrac>
    <mml:mrow>
      <mml:mn>0.8</mml:mn>
      <mml:mi> </mml:mi>
      <mml:mi>o</mml:mi>
      <mml:mi>h</mml:mi>
      <mml:mi>m</mml:mi>
      <mml:mi>s</mml:mi>
    </mml:mrow>
    <mml:mrow>
      <mml:mn>100</mml:mn>
      <mml:mi> </mml:mi>
      <mml:mi>o</mml:mi>
      <mml:mi>h</mml:mi>
      <mml:mi>m</mml:mi>
      <mml:mi>s</mml:mi>
    </mml:mrow>
  </mml:mfrac>
  <mml:mo>=</mml:mo>
  <mml:mn>0.8</mml:mn>
  <mml:mi>%</mml:mi>
  <mml:mi> </mml:mi>
</mml:math>
</file>